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6" style:family="table">
      <style:table-properties style:width="19.685cm" fo:margin-left="-1.127cm" fo:margin-right="-1.559cm" table:align="margins" fo:keep-with-next="always" style:writing-mode="lr-tb"/>
    </style:style>
    <style:style style:name="Taula6.A" style:family="table-column">
      <style:table-column-properties style:column-width="5.001cm" style:rel-column-width="16648*"/>
    </style:style>
    <style:style style:name="Taula6.B" style:family="table-column">
      <style:table-column-properties style:column-width="11.245cm" style:rel-column-width="37435*"/>
    </style:style>
    <style:style style:name="Taula6.C" style:family="table-column">
      <style:table-column-properties style:column-width="3.44cm" style:rel-column-width="11452*"/>
    </style:style>
    <style:style style:name="Taula6.A1" style:family="table-cell">
      <style:table-cell-properties style:vertical-align="top" fo:background-color="#000000" style:border-line-width-right="0.002cm 0.035cm 0.002cm" fo:padding-left="0.212cm" fo:padding-right="0.212cm" fo:padding-top="0cm" fo:padding-bottom="0cm" fo:border-left="0.002cm solid #000000" fo:border-right="0.039cm double #000000" fo:border-top="0.002cm solid #000000" fo:border-bottom="none" style:writing-mode="lr-tb">
        <style:background-image/>
      </style:table-cell-properties>
    </style:style>
    <style:style style:name="Taula6.A2" style:family="table-cell">
      <style:table-cell-properties style:vertical-align="top" fo:background-color="#f2f2f2" fo:padding-left="0.212cm" fo:padding-right="0.212cm" fo:padding-top="0cm" fo:padding-bottom="0cm" fo:border-left="0.002cm solid #000000" fo:border-right="none" fo:border-top="none" fo:border-bottom="none" style:writing-mode="lr-tb">
        <style:background-image/>
      </style:table-cell-properties>
    </style:style>
    <style:style style:name="Taula6.C2" style:family="table-cell">
      <style:table-cell-properties style:vertical-align="top" fo:background-color="#f2f2f2" style:border-line-width-right="0.002cm 0.035cm 0.002cm" fo:padding-left="0.212cm" fo:padding-right="0.212cm" fo:padding-top="0cm" fo:padding-bottom="0cm" fo:border-left="0.002cm solid #000000" fo:border-right="0.039cm double #000000" fo:border-top="none" fo:border-bottom="none" style:writing-mode="lr-tb">
        <style:background-image/>
      </style:table-cell-properties>
    </style:style>
    <style:style style:name="Taula6.A3" style:family="table-cell">
      <style:table-cell-properties style:vertical-align="top" fo:background-color="transparent" fo:padding-left="0.212cm" fo:padding-right="0.212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ula6.C3" style:family="table-cell">
      <style:table-cell-properties style:vertical-align="top" fo:background-color="transparent" style:border-line-width-right="0.002cm 0.035cm 0.002cm" fo:padding-left="0.212cm" fo:padding-right="0.212cm" fo:padding-top="0cm" fo:padding-bottom="0cm" fo:border-left="0.002cm solid #000000" fo:border-right="0.039cm double #000000" fo:border-top="none" fo:border-bottom="0.002cm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margin-top="0cm" fo:margin-bottom="0cm"/>
      <style:text-properties fo:font-size="9.5pt" style:font-size-asian="9.5pt" style:font-size-complex="9.5pt"/>
    </style:style>
    <style:style style:name="P3" style:family="paragraph" style:parent-style-name="Table_20_Contents">
      <style:paragraph-properties fo:margin-top="0cm" fo:margin-bottom="0cm" fo:text-align="center" style:justify-single-word="false"/>
      <style:text-properties fo:font-size="9.5pt" style:font-size-asian="9.5pt" style:font-size-complex="9.5pt"/>
    </style:style>
    <style:style style:name="P4" style:family="paragraph" style:parent-style-name="Table_20_Contents">
      <style:paragraph-properties fo:margin-top="0cm" fo:margin-bottom="0cm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margin-top="0cm" fo:margin-bottom="0cm"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margin-top="0cm" fo:margin-bottom="0cm"/>
      <style:text-properties fo:font-size="9pt" style:font-size-asian="9pt" style:font-size-complex="9pt"/>
    </style:style>
    <style:style style:name="P7" style:family="paragraph" style:parent-style-name="Table_20_Contents">
      <style:paragraph-properties fo:margin-top="0cm" fo:margin-bottom="0cm" fo:text-align="start" style:justify-single-word="false"/>
      <style:text-properties fo:font-size="9pt" style:font-size-asian="9pt" style:font-size-complex="9pt"/>
    </style:style>
    <style:style style:name="P8" style:family="paragraph" style:parent-style-name="Table_20_Heading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6" table:style-name="Taula6">
        <table:table-column table:style-name="Taula6.A"/>
        <table:table-column table:style-name="Taula6.B"/>
        <table:table-column table:style-name="Taula6.C"/>
        <table:table-header-rows>
          <table:table-row>
            <table:table-cell table:style-name="Taula6.A1" table:number-columns-spanned="3" office:value-type="string">
              <text:p text:style-name="P8">Crèdit 1: Instal·lació i manteniment de serveis de xarxes locals.</text:p>
              <text:p text:style-name="P8">Durada Mínima: 210h</text:p>
            </table:table-cell>
            <table:covered-table-cell/>
            <table:covered-table-cell/>
          </table:table-row>
        </table:table-header-rows>
        <table:table-row>
          <table:table-cell table:style-name="Taula6.A2" office:value-type="string">
            <text:p text:style-name="P1">Continguts de fets, conceptes i sistemes conceptuals</text:p>
          </table:table-cell>
          <table:table-cell table:style-name="Taula6.A2" office:value-type="string">
            <text:p text:style-name="P1">Continguts de procediments</text:p>
          </table:table-cell>
          <table:table-cell table:style-name="Taula6.C2" office:value-type="string">
            <text:p text:style-name="P1">Continguts d’actituds</text:p>
          </table:table-cell>
        </table:table-row>
        <table:table-row>
          <table:table-cell table:style-name="Taula6.A3" office:value-type="string">
            <text:p text:style-name="P3"/>
            <text:p text:style-name="P5">0. Conceptes bàsics de telemàtica </text:p>
            <text:p text:style-name="P7"/>
            <text:p text:style-name="P7">0a. Senyals elèctriques i senyals electromagnètiques. Característiques (amplitud, freqüència i fase). </text:p>
            <text:p text:style-name="P7"/>
            <text:p text:style-name="P7">0b. Concepte de freqüència i ample de banda. </text:p>
            <text:p text:style-name="P7"/>
            <text:p text:style-name="P7">0c. L'espectre electromagnètic. Domini públic radioelèctric. Ens reguladors i Normativa legal vigent. Modulació de senyals i concepte de canal lògic.</text:p>
            <text:p text:style-name="P7"/>
            <text:p text:style-name="P7">0d. Components d'un sistema de comunicacions (emissors i receptors, equips terminals de dades i equips de comunicacions, canal, soroll i interferències)</text:p>
            <text:p text:style-name="P7"/>
            <text:p text:style-name="P7">0e. Línies de comunicacions. Tipologies i classificacions</text:p>
            <text:p text:style-name="P7"/>
            <text:p text:style-name="P7">0f. Components d'un sistema de comunicacions</text:p>
            <text:p text:style-name="P7"/>
            <text:p text:style-name="P5">1. Característiques de les xarxes d'àrea local LAN:</text:p>
            <text:p text:style-name="P7"/>
            <text:p text:style-name="P7">1a. Telemàtica: origen, evolució i aplicacions actuals </text:p>
            <text:p text:style-name="P7"/>
            <text:p text:style-name="P7">1b. Arquitectura i tipologia de les xarxes.</text:p>
            <text:p text:style-name="P7"/>
            <text:p text:style-name="P7">1c. Elements d'una xarxa local.</text:p>
            <text:p text:style-name="P7"/>
            <text:p text:style-name="P7">1d. Mitjans físics de transmissió: via cable, sense fil, microones</text:p>
            <text:p text:style-name="P7"/>
            <text:p text:style-name="P7">1e. Tipus de transmissió: analògica, digital; símplex, semidúplex, fulldúplex; sèrie, paral·lel; síncrona, asíncrona. </text:p>
            <text:p text:style-name="P7"/>
            <text:p text:style-name="P7">1f. Normativa legal vigent i estàndards d'instal·lació i <text:soft-page-break/>certificació.</text:p>
            <text:p text:style-name="P7"/>
            <text:p text:style-name="P5">2. Connexió de xarxes d'àrea local:</text:p>
            <text:p text:style-name="P7"/>
            <text:p text:style-name="P7">2a. Direccionament físic i lògic.</text:p>
            <text:p text:style-name="P7"/>
            <text:p text:style-name="P7">2b. Commutadors i routers: funcionament i configuració bàsica.</text:p>
            <text:p text:style-name="P7"/>
            <text:p text:style-name="P7">2c. Característiques bàsiques de les xarxes públiques d'àrea extensa.</text:p>
            <text:p text:style-name="P7"/>
            <text:p text:style-name="P5">3. Instal·lació i configuració bàsica de xarxes d'àrea local. </text:p>
            <text:p text:style-name="P7"/>
            <text:p text:style-name="P7">3a. Arquitectura d'un servidor.</text:p>
            <text:p text:style-name="P7"/>
            <text:p text:style-name="P7">3b. Targes de xarxa. </text:p>
            <text:p text:style-name="P7"/>
            <text:p text:style-name="P7">3c. Sistemes operatius de xarxa.</text:p>
            <text:p text:style-name="P7"/>
            <text:p text:style-name="P7">3d. Programari de comunicacions: IPX, Net Beui, IP, etc.</text:p>
            <text:p text:style-name="P7"/>
            <text:p text:style-name="P7">3e. Serveis de xarxa: correu, accés remot, transferència de fitxers.</text:p>
            <text:p text:style-name="P7"/>
            <text:p text:style-name="P7">3f. Programari de client de xarxa. </text:p>
            <text:p text:style-name="P7"/>
            <text:p text:style-name="P7">3g. Perifèrics de xarxa. </text:p>
            <text:p text:style-name="P7"/>
            <text:p text:style-name="P5">4. Certificació de xarxes d'àrea local: </text:p>
            <text:p text:style-name="P7"/>
            <text:p text:style-name="P7">4a. Instruments certificadors. </text:p>
            <text:p text:style-name="P7"/>
            <text:p text:style-name="P7">4b. Normatives de certificació.</text:p>
            <text:p text:style-name="P7"/>
            <text:p text:style-name="P7">4c. Paràmetres característics d'un mitjà de transmissió.</text:p>
            <text:p text:style-name="P7"/>
            <text:p text:style-name="P5">5. Comprovació i diagnosi d'avaries usuals en xarxes d'àrea local: </text:p>
            <text:p text:style-name="P5"/>
            <text:p text:style-name="P7">5a. Eines de diagnosi.</text:p>
            <text:p text:style-name="P7"/>
            <text:p text:style-name="P7">5b. Avaries usuals més freqüents: símptomes i solucions.</text:p>
            <text:p text:style-name="P7"/>
            <text:p text:style-name="P7">5c. Documentació de la tasca efectuada i els resultats.</text:p>
            <text:p text:style-name="P7"><text:soft-page-break/></text:p>
            <text:p text:style-name="P7">5d. Assistència a la persona usuària en l'explotació de la xarxa. </text:p>
            <text:p text:style-name="P7"/>
            <text:p text:style-name="P5">6. Operacions d'auditoria del servei d'una xarxa:</text:p>
            <text:p text:style-name="P5"/>
            <text:p text:style-name="P7">6a. Paràmetres característics del rendiment de la xarxa.</text:p>
            <text:p text:style-name="P7"/>
            <text:p text:style-name="P7">6b. Analitzadors de xarxa.</text:p>
          </table:table-cell>
          <table:table-cell table:style-name="Taula6.A3" office:value-type="string">
            <text:p text:style-name="P2"/>
            <text:p text:style-name="P4">0. Identificació de sistemes de comunicacions</text:p>
            <text:p text:style-name="P4"/>
            <text:p text:style-name="P6">0a. Interpretació de sistemes de comunicació.</text:p>
            <text:p text:style-name="P6">0b. Identificació dels components d'un sistema de comunicacions.</text:p>
            <text:p text:style-name="P6">0c. Selecció de les eines adequades per documentar sistemes de comunicacions.</text:p>
            <text:p text:style-name="P6">0d. Documentació de les activitats realitzades i els resultats obtinguts. </text:p>
            <text:p text:style-name="P6"/>
            <text:p text:style-name="P6">0e. Tipus de xarxes de telecomunicacions.</text:p>
            <text:p text:style-name="P6"/>
            <text:p text:style-name="P4">1. Identificació de la tipologia física i lògica:</text:p>
            <text:p text:style-name="P4"/>
            <text:p text:style-name="P6">1a. Interpretació <text:span text:style-name="T1">i creació</text:span> del plànol de la instal·lació.</text:p>
            <text:p text:style-name="P6"/>
            <text:p text:style-name="P6">1b. Identificació de les preses ofimàtiques.</text:p>
            <text:p text:style-name="P6"/>
            <text:p text:style-name="P6">1c. Identificació de les connexions correctes dels armaris.</text:p>
            <text:p text:style-name="P6"/>
            <text:p text:style-name="P6">1d. Documentació de les activitats realitzades i els resultats obtinguts. </text:p>
            <text:p text:style-name="P6"/>
            <text:p text:style-name="P4">2. Instal·lació i configuració bàsica dels dispositius d'interconnexió de la xarxa:</text:p>
            <text:p text:style-name="P6"/>
            <text:p text:style-name="P6">2a. Interpretació de la documentació tècnica identificant la simbologia i els elements que componen la instal·lació.</text:p>
            <text:p text:style-name="P6"/>
            <text:p text:style-name="P6">2b. Selecció de les eines adequades per efectuar la instal·lació.</text:p>
            <text:p text:style-name="P6"/>
            <text:p text:style-name="P6">2c. Instal·lació i connexió dels cables i els equips.</text:p>
            <text:p text:style-name="P6"/>
            <text:p text:style-name="P6">2d. Introducció de la programació bàsica dels commutadors i els routers. </text:p>
            <text:p text:style-name="P6"/>
            <text:p text:style-name="P6">2e. Comprovació de la connectivitat.</text:p>
            <text:p text:style-name="P6"/>
            <text:p text:style-name="P6">2f. Documentació de les activitats realitzades i els resultats obtinguts. </text:p>
            <text:p text:style-name="P6"/>
            <text:p text:style-name="P6">2g. Muntatge d'un armari principal de connectivitat. </text:p>
            <text:p text:style-name="P6"/>
            <text:p text:style-name="P4">3. Execució de processos de certificació d'una instal·lació de cablatge estructurat:</text:p>
            <text:p text:style-name="P6"/>
            <text:p text:style-name="P6">3a. Interpretació del plànol d'instal·lació.</text:p>
            <text:p text:style-name="P6"/>
            <text:p text:style-name="P6">3b. Execució de la certificació, referendant i emmagatzemant les mesures preses.</text:p>
            <text:p text:style-name="P6"/>
            <text:p text:style-name="P6">3c. Connexió de l'aparell certificador.</text:p>
            <text:p text:style-name="P6"/>
            <text:p text:style-name="P6">3d Connexió de l'aparell certificador a un ordinador i realització del buidat de dades.</text:p>
            <text:p text:style-name="P6"/>
            <text:p text:style-name="P6">3e. Documentació de les activitats realitzades.</text:p>
            <text:p text:style-name="P6"/>
            <text:p text:style-name="P4"><text:soft-page-break/>4. Instal·lació dels dispositius del maquinari de la xarxa en els llocs de treball:</text:p>
            <text:p text:style-name="P4"/>
            <text:p text:style-name="P6">4a. Comprovació de la compatibilitat del material a instal·lar.</text:p>
            <text:p text:style-name="P6"/>
            <text:p text:style-name="P6">4b. Selecció de les eines adequades.</text:p>
            <text:p text:style-name="P6"/>
            <text:p text:style-name="P6">4c. Instal·lació de les targes de xarxa. </text:p>
            <text:p text:style-name="P6"/>
            <text:p text:style-name="P6">4d. Instal·lació dels controladors de tarja.</text:p>
            <text:p text:style-name="P6"/>
            <text:p text:style-name="P6">4e. Selecció i configuració del protocol de xarxa.</text:p>
            <text:p text:style-name="P6"/>
            <text:p text:style-name="P6">4f. <text:s/>Comprovació de la instal·lació amb utilitats de diagnosi.</text:p>
            <text:p text:style-name="P6"/>
            <text:p text:style-name="P6">4g. Documentació de les </text:p>
            <text:p text:style-name="P6">tasques i els resultats obtinguts. </text:p>
            <text:p text:style-name="P6"/>
            <text:p text:style-name="P4">5. Activació del programari de xarxa:</text:p>
            <text:p text:style-name="P6"/>
            <text:p text:style-name="P6">5a. Instal·lació dels serveis específics.</text:p>
            <text:p text:style-name="P6"/>
            <text:p text:style-name="P6">5b. Configuració dels diferents serveis.</text:p>
            <text:p text:style-name="P6"/>
            <text:p text:style-name="P6">5c. Instal·lació i configuració dels programes clients.</text:p>
            <text:p text:style-name="P6"/>
            <text:p text:style-name="P6">5d. Comprovació del funcionament de servidors i clients.</text:p>
            <text:p text:style-name="P6"/>
            <text:p text:style-name="P6">5e. Documentació de les tasques i els resultats obtinguts.</text:p>
            <text:p text:style-name="P6"/>
            <text:p text:style-name="P4">6. Resolució de les incidències més usuals que podem trobar en l'explotació<text:line-break/>del servei de xarxa LAN:</text:p>
            <text:p text:style-name="P4"/>
            <text:p text:style-name="P6">6a. Identificació dels símptomes de l'avaria. </text:p>
            <text:p text:style-name="P6"/>
            <text:p text:style-name="P6">6b. Caracterització de l'avaria segons els efectes produïts.</text:p>
            <text:p text:style-name="P6"/>
            <text:p text:style-name="P6">6c. Formulació d'una hipòtesi de la causa de l'avaria relacionant-la amb els símptomes detectats. </text:p>
            <text:p text:style-name="P6"/>
            <text:p text:style-name="P6">6d. Descripció d'un pla d'intervenció.</text:p>
            <text:p text:style-name="P6"/>
            <text:p text:style-name="P6">6e. Localització i arranjament de l'avaria. </text:p>
            <text:p text:style-name="P6"/>
            <text:p text:style-name="P6">6f. Resposta a les incidències que surtin durant l'actuació.</text:p>
            <text:p text:style-name="P6"/>
            <text:p text:style-name="P6">6g. Documentació de les tasques i els resultats obtinguts.</text:p>
            <text:p text:style-name="P6"/>
            <text:p text:style-name="P4">7. Realització d'operacions de control de qualitat del servei de xarxa, generant informes de trànsit i rendiment del servei.</text:p>
            <text:p text:style-name="P4"/>
            <text:p text:style-name="P6">7a. Instal·lació de l'eina en els punts establerts en l'auditoria.</text:p>
            <text:p text:style-name="P6"/>
            <text:p text:style-name="P6">7b. Configuració del programa per realitzar la captura de les dades.</text:p>
            <text:p text:style-name="P6"><text:soft-page-break/></text:p>
            <text:p text:style-name="P6">7c. Confecció de l'informe amb les dades capturades.</text:p>
            <text:p text:style-name="P6"/>
            <text:p text:style-name="P6">7d. Manteniment dels arxius d'activitat dels serveis.</text:p>
            <text:p text:style-name="P6"/>
            <text:p text:style-name="P6">7e. Generació d'informes de trànsit i rendiment del servei.</text:p>
            <text:p text:style-name="P6"/>
            <text:p text:style-name="P6">7f. Documentació de les operacions efectuades.</text:p>
            <text:p text:style-name="P6"/>
            <text:p text:style-name="P4">8. Documentació de les tasques i els resultats obtinguts:</text:p>
            <text:p text:style-name="P6"/>
            <text:p text:style-name="P6">8a. Identificació de les dades a incloure en el document/registre.</text:p>
            <text:p text:style-name="P6"/>
            <text:p text:style-name="P6">8b. Selecció del format adient a la informació a enregistrar.</text:p>
            <text:p text:style-name="P6"/>
            <text:p text:style-name="P6">8c. Enregistrament de les dades segons el format seleccionat.</text:p>
            <text:p text:style-name="P6"/>
            <text:p text:style-name="P6">8d. Comprovació de l'arxivament correcte de l'enregistrament.</text:p>
            <text:p text:style-name="P6"/>
          </table:table-cell>
          <table:table-cell table:style-name="Taula6.C3" office:value-type="string">
            <text:p text:style-name="P7"/>
            <text:p text:style-name="P5">1. Execució sistemàtica en el procés de resolució de problemes:</text:p>
            <text:p text:style-name="P7"/>
            <text:p text:style-name="P7">1a. Presa de decisions sobre les incidències que es produeixen en els processos de treball, en un sistema de xarxa.</text:p>
            <text:p text:style-name="P7"/>
            <text:p text:style-name="P5">2. Optimació del treball:</text:p>
            <text:p text:style-name="P5"/>
            <text:p text:style-name="P7">2a. Eficàcia per instal·lar, configurar i actualitzar el maquinari i el programari de xarxa.</text:p>
            <text:p text:style-name="P7"/>
            <text:p text:style-name="P5">3. Ordre i mètode de treball:</text:p>
            <text:p text:style-name="P7"/>
            <text:p text:style-name="P7">3a. Seqüenciació i ordenació de les accions per realitzar el manteniment del maquinari i programari. </text:p>
            <text:p text:style-name="P7"/>
            <text:p text:style-name="P7">3b. Seqüenciació i ordenació de les accions en les operacions de certificació i auditoria de la xarxa.</text:p>
            <text:p text:style-name="P7"/>
            <text:p text:style-name="P5">4. Compromís amb les operacions associades al treball:</text:p>
            <text:p text:style-name="P7"><text:tab/></text:p>
            <text:p text:style-name="P7">4a. Compliment de les normes establertes per accedir al sistema, en la utilització dels recursos, i disposició de la informació emmagatzemada. </text:p>
            <text:p text:style-name="P7"><text:soft-page-break/></text:p>
            <text:p text:style-name="P7">4b. Observació de les normes de seguretat establertes en la utilització de la xarxa.</text:p>
            <text:p text:style-name="P7"/>
            <text:p text:style-name="P7">4c. Realització de les diverses operacions segons les normatives i reglamentació <text:tab/>vigents per a cada tipus d'instal·lació.</text:p>
            <text:p text:style-name="P7"/>
            <text:p text:style-name="P7">4d. Cura en els procediments per a l'obtenció de les dades en les certificacions i auditoria.</text:p>
            <text:p text:style-name="P7">4f. Cura en l'elaboració de la documentació.</text:p>
            <text:p text:style-name="P7"/>
            <text:p text:style-name="P5">5.Comunicació empàtica:</text:p>
            <text:p text:style-name="P7"/>
            <text:p text:style-name="P7">5a. Interès pel missatge en les consultes de la persona usuària.</text:p>
            <text:p text:style-name="P7"/>
            <text:p text:style-name="P5">6. Interès per les relacions humanes:</text:p>
            <text:p text:style-name="P7"/>
            <text:p text:style-name="P7">6a. Respecte per les aportacions efectuades per la persona usuària.</text:p>
            <text:p text:style-name="P7"/>
            <text:p text:style-name="P7">6b. Amabilitat en el tracte en l'atenció a la persona usuària.</text:p>
            <text:p text:style-name="P7"/>
            <text:p text:style-name="P5">7. Execució independent del treball:</text:p>
            <text:p text:style-name="P7"/>
            <text:p text:style-name="P7">7a. Autosuficiència en la utilització de les eines, i coneixement dels elements de connectivitat.</text:p>
            <text:p text:style-name="P7"/>
            <text:p text:style-name="P5">8. Confiança en si mateix/a:</text:p>
            <text:p text:style-name="P7"/>
            <text:p text:style-name="P7"><text:soft-page-break/>8a. Seguretat en les actuacions fetes en les operacions d'instal·lació i configuració de la xarxa local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ca" fo:country="E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</meta:initial-creator>
    <meta:creation-date>2008-01-02T11:20:14</meta:creation-date>
    <dc:creator>sergi</dc:creator>
    <dc:date>2008-01-02T22:55:00</dc:date>
    <meta:editing-cycles>1</meta:editing-cycles>
    <meta:editing-duration>PT11H34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26" meta:word-count="1091" meta:character-count="7437"/>
  </office:meta>
</office:document-meta>
</file>